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69d8"/>
    </style:style>
    <style:style style:name="P2" style:family="paragraph" style:parent-style-name="Standard">
      <style:text-properties officeooo:rsid="000669d8"/>
    </style:style>
    <style:style style:name="T1" style:family="text">
      <style:text-properties officeooo:rsid="00066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CTION new_<text:span text:style-name="T1">pateints</text:span>(connection, post_data)</text:p>
      <text:p text:style-name="Standard"><text:s text:c="4"/>TRY</text:p>
      <text:p text:style-name="Standard"><text:s text:c="8"/>SQL_QUERY ← "INSERT INTO console (<text:span text:style-name="T1">fname,lname,dob,email, pwd</text:span>)</text:p>
      <text:p text:style-name="Standard"><text:s text:c="21"/>VALUES (?, ?, ?, ?, ?)"</text:p>
      <text:p text:style-name="Standard"/>
      <text:p text:style-name="Standard"><text:s text:c="8"/>PREPARE statement USING SQL_QUERY</text:p>
      <text:p text:style-name="Standard"/>
      <text:p text:style-name="P1"><text:s text:c="8"/>BIND parameter 1 WITH post_data. <text:span text:style-name="T1">fname</text:span></text:p>
      <text:p text:style-name="P1"><text:s text:c="8"/>BIND parameter 2 WITH post_data. <text:span text:style-name="T1">lname</text:span></text:p>
      <text:p text:style-name="Standard"><text:s text:c="8"/>BIND parameter 3 WITH post_data.date</text:p>
      <text:p text:style-name="P1"><text:s text:c="8"/>BIND parameter 4 WITH post_data. <text:span text:style-name="T1">dob</text:span></text:p>
      <text:p text:style-name="Standard"><text:s text:c="8"/>BIND parameter 5 WITH post_data.<text:span text:style-name="T1">pwd</text:span></text:p>
      <text:p text:style-name="Standard"/>
      <text:p text:style-name="Standard"><text:s text:c="8"/>EXECUTE statement</text:p>
      <text:p text:style-name="Standard"/>
      <text:p text:style-name="Standard"><text:s text:c="8"/>CLOSE database_connection</text:p>
      <text:p text:style-name="Standard"><text:s text:c="4"/>CATCH DatabaseError AS error</text:p>
      <text:p text:style-name="Standard"><text:s text:c="8"/>LOG "Console database error: " + error.message</text:p>
      <text:p text:style-name="Standard"><text:s text:c="8"/>RAISE "Console database error"</text:p>
      <text:p text:style-name="Standard"><text:s text:c="4"/>CATCH GeneralError AS error</text:p>
      <text:p text:style-name="Standard"><text:s text:c="8"/>LOG "Console error: " + error.message</text:p>
      <text:p text:style-name="Standard"><text:s text:c="8"/>RAISE "Console database error"</text:p>
      <text:p text:style-name="Standard">END FUNCTION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1:52:18.260682900</meta:creation-date>
    <dc:date>2025-10-06T12:24:28.270927200</dc:date>
    <meta:editing-duration>PT19M37S</meta:editing-duration>
    <meta:editing-cycles>1</meta:editing-cycles>
    <meta:document-statistic meta:table-count="0" meta:image-count="0" meta:object-count="0" meta:page-count="1" meta:paragraph-count="19" meta:word-count="84" meta:character-count="736" meta:non-whitespace-character-count="534"/>
    <meta:generator>LibreOffice/25.2.3.2$Windows_X86_64 LibreOffice_project/bbb074479178df812d175f709636b368952c2ce3</meta:generator>
  </office:meta>
</office:document-meta>
</file>